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zxx" fo:country="none" officeooo:rsid="0010b58f" officeooo:paragraph-rsid="0010b58f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6f0d5" officeooo:paragraph-rsid="0016f0d5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0b58f" officeooo:paragraph-rsid="00126041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157374" officeooo:paragraph-rsid="00157374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15b21c" officeooo:paragraph-rsid="0015b21c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11bc6c" officeooo:paragraph-rsid="0011bc6c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color="#ff9900" fo:language="zxx" fo:country="none" officeooo:rsid="0010b58f" officeooo:paragraph-rsid="0010b58f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color="#ff9900" fo:language="zxx" fo:country="none" officeooo:rsid="0010b58f" officeooo:paragraph-rsid="00126041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color="#009900" fo:language="zxx" fo:country="none" fo:font-weight="normal" officeooo:rsid="0010b58f" officeooo:paragraph-rsid="0010b58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color="#009900"/>
    </style:style>
    <style:style style:name="T2" style:family="text">
      <style:text-properties officeooo:rsid="0017b1c1"/>
    </style:style>
    <style:style style:name="T3" style:family="text">
      <style:text-properties officeooo:rsid="0017dd36"/>
    </style:style>
    <style:style style:name="T4" style:family="text">
      <style:text-properties fo:color="#ff9900"/>
    </style:style>
    <style:style style:name="T5" style:family="text">
      <style:text-properties officeooo:rsid="00198f53"/>
    </style:style>
    <style:style style:name="T6" style:family="text">
      <style:text-properties officeooo:rsid="001bec83"/>
    </style:style>
    <style:style style:name="T7" style:family="text">
      <style:text-properties officeooo:rsid="001ddb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ty Navigator – Pre Alpha <text:span text:style-name="T2">Specifikation</text:span> </text:p>
      <text:p text:style-name="P2"/>
      <text:p text:style-name="P3"><text:span text:style-name="T4">Gul</text:span> = working on.</text:p>
      <text:p text:style-name="P3"><text:span text:style-name="T1">Grön</text:span> = done. </text:p>
      <text:p text:style-name="P3"/>
      <text:list xml:id="list5956618747126640008" text:style-name="L1">
        <text:list-item>
          <text:p text:style-name="P4">Prototypkarta</text:p>
          <text:list>
            <text:list-item>
              <text:p text:style-name="P10">Designa (hårdkoda) ett solsystem roligt att spela på <text:span text:style-name="T3">(Fredrik)</text:span></text:p>
            </text:list-item>
            <text:list-item>
              <text:p text:style-name="P10">Gravitation ska vara svagt stabiliserande <text:span text:style-name="T3">(Fredrik)</text:span></text:p>
            </text:list-item>
          </text:list>
        </text:list-item>
        <text:list-item>
          <text:p text:style-name="P4">Gameplay</text:p>
          <text:list>
            <text:list-item>
              <text:p text:style-name="P4">Tid, överlev så länge du kan </text:p>
            </text:list-item>
            <text:list-item>
              <text:p text:style-name="P7">Riktig collision detection</text:p>
            </text:list-item>
            <text:list-item>
              <text:p text:style-name="P8">Enkel meny man startar spelet från</text:p>
            </text:list-item>
            <text:list-item>
              <text:p text:style-name="P4">Spelet minns bästa tid i minnet</text:p>
            </text:list-item>
          </text:list>
        </text:list-item>
        <text:list-item>
          <text:p text:style-name="P4">Interface HUD</text:p>
          <text:list>
            <text:list-item>
              <text:p text:style-name="P4">Bränslemätare (sista X% av bränsle avtar max thrust på nåt bra sätt)</text:p>
            </text:list-item>
            <text:list-item>
              <text:p text:style-name="P4">Tidmätare</text:p>
            </text:list-item>
          </text:list>
        </text:list-item>
        <text:list-item>
          <text:p text:style-name="P4">Graphics</text:p>
          <text:list>
            <text:list-item>
              <text:p text:style-name="P12">Byt ut fula texturer för allt <text:span text:style-name="T5">(Kristofer)</text:span></text:p>
            </text:list-item>
            <text:list-item>
              <text:p text:style-name="P12">1 lager för bakgrund på kartan <text:span text:style-name="T5">(Kristofer)</text:span></text:p>
            </text:list-item>
            <text:list-item>
              <text:p text:style-name="P11">Animationer (motor för spaceship och death explosion) <text:span text:style-name="T5">(Kristofer)</text:span></text:p>
            </text:list-item>
            <text:list-item>
              <text:p text:style-name="P5">Enkla spår från objekt, <text:span text:style-name="T7">particle generation</text:span></text:p>
            </text:list-item>
          </text:list>
        </text:list-item>
        <text:list-item>
          <text:p text:style-name="P4">Music</text:p>
          <text:list>
            <text:list-item>
              <text:p text:style-name="P4">En musikslinga</text:p>
            </text:list-item>
            <text:list-item>
              <text:p text:style-name="P4">Ljud när man gasar</text:p>
            </text:list-item>
            <text:list-item>
              <text:p text:style-name="P4">Ljud när man dör</text:p>
            </text:list-item>
            <text:list-item>
              <text:p text:style-name="P4">Dramatisk muskik när du dött</text:p>
            </text:list-item>
          </text:list>
        </text:list-item>
        <text:list-item>
          <text:p text:style-name="P4">Debugga detta på en ANDROID!</text:p>
        </text:list-item>
        <text:list-item>
          <text:p text:style-name="P4">Testa och finslipa!</text:p>
        </text:list-item>
      </text:list>
      <text:p text:style-name="P2"/>
      <text:p text:style-name="P2">Not to do:</text:p>
      <text:p text:style-name="P2"/>
      <text:list xml:id="list8535416871689306498" text:style-name="L2">
        <text:list-item>
          <text:p text:style-name="P6">Inga jävla galaxer!!!</text:p>
        </text:list-item>
        <text:list-item>
          <text:p text:style-name="P6">Fysik för kollisioner</text:p>
        </text:list-item>
        <text:list-item>
          <text:p text:style-name="P9"><text:span text:style-name="T6">S</text:span>impel HUD, <text:span text:style-name="T6">inget avancerat. </text:span></text:p>
        </text:list-item>
        <text:list-item>
          <text:p text:style-name="P9">Inga power ups</text:p>
        </text:list-item>
        <text:list-item>
          <text:p text:style-name="P9">Överdesigna inget (design i grafik etc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er Carlsson</meta:initial-creator>
    <meta:creation-date>2014-07-16T10:58:40.757459839</meta:creation-date>
    <dc:date>2014-07-18T13:10:36.935164831</dc:date>
    <dc:creator>Kristofer Carlsson</dc:creator>
    <meta:editing-duration>PT2H22M41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1" meta:paragraph-count="32" meta:word-count="168" meta:character-count="909" meta:non-whitespace-character-count="795"/>
  </office:meta>
</office:document-meta>
</file>